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stroke="dash" draw:stroke-dash="_32__20_Dots_20_1_20_Dash" draw:marker-end="Arrow" draw:marker-end-width="0.3cm" draw:fill="none" draw:textarea-vertical-align="middle"/>
    </style:style>
    <style:style style:name="gr4" style:family="graphic" style:parent-style-name="objectwithoutfill">
      <style:graphic-properties draw:stroke="solid" draw:stroke-dash="Fine_20_Dashed_20__28_var_29_" draw:marker-end="Arrow" draw:marker-end-width="0.3cm" draw:fill="none" draw:textarea-vertical-align="middle"/>
    </style:style>
    <style:style style:name="gr5" style:family="graphic" style:parent-style-name="objectwithoutfill">
      <style:graphic-properties draw:stroke="solid" draw:stroke-dash="Fine_20_Dashed_20__28_var_29_" draw:marker-start="Arrow" draw:marker-start-width="0.3cm"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xml:id="id1" draw:id="id1" draw:layer="layout" svg:width="5.6cm" svg:height="2.2cm" svg:x="2.6cm" svg:y="2.45cm">
          <text:p text:style-name="P1">WebUI</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2" draw:id="id2" draw:layer="layout" svg:width="5.6cm" svg:height="2.2cm" svg:x="10.899cm" svg:y="2.45cm">
          <text:p text:style-name="P1">DIRAC clien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3" draw:id="id3" draw:layer="layout" svg:width="5.6cm" svg:height="2.2cm" svg:x="10.899cm" svg:y="6.5cm">
          <text:p text:style-name="P1">DIRAC server</text:p>
          <text:p text:style-name="P1">+ SuperBDIRA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 draw:text-style-name="P1" xml:id="id4" draw:id="id4" draw:layer="layout" svg:width="2.6cm" svg:height="3cm" svg:x="4.1cm" svg:y="6.1cm">
          <text:p text:style-name="P1">SBK</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5" draw:id="id5" draw:layer="layout" svg:width="4.8cm" svg:height="2.8cm" svg:x="7.3cm" svg:y="11.8cm">
          <text:p text:style-name="P1">GRI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draw:type="line" svg:x1="8.2cm" svg:y1="3.55cm" svg:x2="10.899cm" svg:y2="3.55cm" draw:start-shape="id1" draw:start-glue-point="7" draw:end-shape="id2" svg:d="m8200 3550h2699" svg:viewBox="0 0 2700 1">
          <text:p/>
        </draw:connector>
        <draw:connector draw:style-name="gr4" draw:text-style-name="P1" draw:layer="layout" draw:type="line" svg:x1="13.699cm" svg:y1="4.65cm" svg:x2="13.699cm" svg:y2="6.5cm" draw:start-shape="id2" draw:start-glue-point="6" draw:end-shape="id3" draw:end-glue-point="4" svg:d="m13699 4650v1850" svg:viewBox="0 0 1 1851">
          <text:p/>
        </draw:connector>
        <draw:connector draw:style-name="gr5" draw:text-style-name="P1" draw:layer="layout" draw:type="line" svg:x1="6.7cm" svg:y1="7.6cm" svg:x2="10.899cm" svg:y2="7.6cm" draw:start-shape="id4" draw:start-glue-point="8" draw:end-shape="id3" draw:end-glue-point="5" svg:d="m6700 7600h4199" svg:viewBox="0 0 4200 1">
          <text:p/>
        </draw:connector>
        <draw:connector draw:style-name="gr5" draw:text-style-name="P1" draw:layer="layout" draw:type="line" svg:x1="5.4cm" svg:y1="9.1cm" svg:x2="9.7cm" svg:y2="11.8cm" draw:start-shape="id4" draw:start-glue-point="7" draw:end-shape="id5" draw:end-glue-point="0" svg:d="m5400 9100 4300 2700" svg:viewBox="0 0 4301 2701">
          <text:p/>
        </draw:connector>
        <draw:connector draw:style-name="gr5" draw:text-style-name="P1" draw:layer="layout" draw:type="line" svg:x1="13.699cm" svg:y1="8.7cm" svg:x2="9.7cm" svg:y2="11.8cm" draw:start-shape="id3" draw:start-glue-point="6" draw:end-shape="id5" draw:end-glue-point="0" svg:d="m13699 8700-3999 3100" svg:viewBox="0 0 4000 3101">
          <text:p/>
        </draw:connector>
        <draw:connector draw:style-name="gr5" draw:text-style-name="P1" draw:layer="layout" draw:type="line" svg:x1="5.4cm" svg:y1="4.65cm" svg:x2="5.4cm" svg:y2="6.1cm" draw:start-shape="id1" draw:start-glue-point="6" draw:end-shape="id4" draw:end-glue-point="5" svg:d="m5400 4650v1450" svg:viewBox="0 0 1 14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09-28T19:12:25</meta:creation-date>
    <dc:date>2013-09-28T19:23:29</dc:date>
    <dc:creator>Bruno Santeramo</dc:creator>
    <meta:editing-duration>P0D</meta:editing-duration>
    <meta:editing-cycles>1</meta:editing-cycles>
    <meta:document-statistic meta:object-count="11"/>
    <meta:generator>LibreOffice/3.5$Linux_X86_64 LibreOffice_project/350m1$Build-2</meta:generator>
  </office:meta>
</office:document-meta>
</file>